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Title">
      <style:text-properties officeooo:rsid="00098c92" officeooo:paragraph-rsid="00098c92"/>
    </style:style>
    <style:style style:name="P3" style:family="paragraph" style:parent-style-name="Standard">
      <style:text-properties officeooo:rsid="00151ad4" officeooo:paragraph-rsid="00151ad4"/>
    </style:style>
    <style:style style:name="P4" style:family="paragraph" style:parent-style-name="Standard">
      <style:text-properties officeooo:rsid="0018e994" officeooo:paragraph-rsid="00151ad4"/>
    </style:style>
    <style:style style:name="P5" style:family="paragraph" style:parent-style-name="Standard">
      <style:text-properties officeooo:rsid="0020232e" officeooo:paragraph-rsid="0020232e"/>
    </style:style>
    <style:style style:name="P6" style:family="paragraph" style:parent-style-name="Standard">
      <style:text-properties officeooo:rsid="0023cf8f" officeooo:paragraph-rsid="0023cf8f"/>
    </style:style>
    <style:style style:name="P7" style:family="paragraph" style:parent-style-name="Standard">
      <style:text-properties officeooo:rsid="002cb9ad" officeooo:paragraph-rsid="002cb9ad"/>
    </style:style>
    <style:style style:name="P8" style:family="paragraph" style:parent-style-name="Standard">
      <style:text-properties officeooo:rsid="00391833" officeooo:paragraph-rsid="00391833"/>
    </style:style>
    <style:style style:name="P9" style:family="paragraph" style:parent-style-name="Standard">
      <style:text-properties officeooo:rsid="003d151e" officeooo:paragraph-rsid="003d151e"/>
    </style:style>
    <style:style style:name="P10" style:family="paragraph" style:parent-style-name="Standard">
      <style:text-properties officeooo:rsid="003e2ec1" officeooo:paragraph-rsid="003e2ec1"/>
    </style:style>
    <style:style style:name="P11" style:family="paragraph" style:parent-style-name="Standard">
      <style:text-properties officeooo:rsid="00406c9b" officeooo:paragraph-rsid="00406c9b"/>
    </style:style>
    <style:style style:name="P12" style:family="paragraph" style:parent-style-name="Standard">
      <style:text-properties officeooo:rsid="00514d80" officeooo:paragraph-rsid="00514d80"/>
    </style:style>
    <style:style style:name="P13" style:family="paragraph" style:parent-style-name="Standard">
      <style:text-properties officeooo:rsid="004e4250" officeooo:paragraph-rsid="004e4250"/>
    </style:style>
    <style:style style:name="P14" style:family="paragraph" style:parent-style-name="Standard">
      <style:text-properties officeooo:rsid="005319aa" officeooo:paragraph-rsid="005319aa"/>
    </style:style>
    <style:style style:name="P15" style:family="paragraph" style:parent-style-name="Standard">
      <style:text-properties officeooo:rsid="00547f11" officeooo:paragraph-rsid="00547f11"/>
    </style:style>
    <style:style style:name="P16" style:family="paragraph" style:parent-style-name="Standard">
      <style:text-properties officeooo:rsid="0055d2e7" officeooo:paragraph-rsid="0055d2e7"/>
    </style:style>
    <style:style style:name="P17" style:family="paragraph" style:parent-style-name="Standard">
      <style:text-properties officeooo:rsid="005a7040" officeooo:paragraph-rsid="005a7040"/>
    </style:style>
    <style:style style:name="P18" style:family="paragraph" style:parent-style-name="Standard">
      <style:text-properties officeooo:rsid="005f70dc" officeooo:paragraph-rsid="005f70dc"/>
    </style:style>
    <style:style style:name="P19" style:family="paragraph" style:parent-style-name="Standard">
      <style:text-properties officeooo:rsid="005870b2" officeooo:paragraph-rsid="005870b2"/>
    </style:style>
    <style:style style:name="P20" style:family="paragraph" style:parent-style-name="Standard">
      <style:text-properties officeooo:rsid="0008396d" officeooo:paragraph-rsid="0008396d"/>
    </style:style>
    <style:style style:name="P21" style:family="paragraph" style:parent-style-name="Text_20_body">
      <style:text-properties officeooo:paragraph-rsid="00aac0c4"/>
    </style:style>
    <style:style style:name="P22" style:family="paragraph" style:parent-style-name="Text_20_body">
      <style:text-properties officeooo:rsid="00b71e31" officeooo:paragraph-rsid="00b71e31"/>
    </style:style>
    <style:style style:name="P23" style:family="paragraph" style:parent-style-name="Text_20_body">
      <style:text-properties officeooo:rsid="00b71e31" officeooo:paragraph-rsid="01249f51"/>
    </style:style>
    <style:style style:name="P24" style:family="paragraph" style:parent-style-name="Text_20_body">
      <style:text-properties officeooo:rsid="00d4642d" officeooo:paragraph-rsid="00d4642d"/>
    </style:style>
    <style:style style:name="P25" style:family="paragraph" style:parent-style-name="Text_20_body">
      <style:text-properties officeooo:rsid="00d57faf" officeooo:paragraph-rsid="00d57faf"/>
    </style:style>
    <style:style style:name="P26" style:family="paragraph" style:parent-style-name="Text_20_body">
      <style:text-properties officeooo:rsid="0110dff4" officeooo:paragraph-rsid="01249f51"/>
    </style:style>
    <style:style style:name="P27" style:family="paragraph" style:parent-style-name="Text_20_body">
      <style:text-properties officeooo:paragraph-rsid="01249f51"/>
    </style:style>
    <style:style style:name="P28" style:family="paragraph" style:parent-style-name="Heading_20_2">
      <style:paragraph-properties fo:break-before="page"/>
      <style:text-properties officeooo:rsid="00aac0c4" officeooo:paragraph-rsid="00aac0c4"/>
    </style:style>
    <style:style style:name="P29" style:family="paragraph" style:parent-style-name="Standard">
      <style:text-properties officeooo:rsid="00b71e31" officeooo:paragraph-rsid="000dc580"/>
    </style:style>
    <style:style style:name="P30" style:family="paragraph" style:parent-style-name="Standard">
      <style:text-properties officeooo:paragraph-rsid="012a08de"/>
    </style:style>
    <style:style style:name="P31" style:family="paragraph" style:parent-style-name="Standard" style:list-style-name="L1">
      <style:text-properties officeooo:paragraph-rsid="012a08de"/>
    </style:style>
    <style:style style:name="P32" style:family="paragraph" style:parent-style-name="Standard">
      <style:text-properties officeooo:paragraph-rsid="012c7a81"/>
    </style:style>
    <style:style style:name="P33" style:family="paragraph" style:parent-style-name="Standard">
      <style:text-properties officeooo:rsid="012d64ff" officeooo:paragraph-rsid="012d64ff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T16" style:family="text">
      <style:text-properties officeooo:rsid="006501d6"/>
    </style:style>
    <style:style style:name="T17" style:family="text">
      <style:text-properties officeooo:rsid="0065b74f"/>
    </style:style>
    <style:style style:name="T18" style:family="text">
      <style:text-properties officeooo:rsid="00a794d0"/>
    </style:style>
    <style:style style:name="T19" style:family="text">
      <style:text-properties officeooo:rsid="00aa9c3f"/>
    </style:style>
    <style:style style:name="T20" style:family="text">
      <style:text-properties officeooo:rsid="00e21604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officeooo:rsid="01340743"/>
    </style:style>
    <style:style style:name="T24" style:family="text">
      <style:text-properties officeooo:rsid="012678a7"/>
    </style:style>
    <style:style style:name="T25" style:family="text">
      <style:text-properties style:font-name="monospace" fo:font-size="12.75pt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2.75pt"/>
    </style:style>
    <style:style style:name="T28" style:family="text">
      <style:text-properties style:font-name="Liberation Serif" fo:font-size="12.75pt" officeooo:rsid="012c18a8"/>
    </style:style>
    <style:style style:name="T29" style:family="text">
      <style:text-properties style:font-name="Liberation Serif" fo:font-size="12.75pt" officeooo:rsid="012c7a81"/>
    </style:style>
    <style:style style:name="T30" style:family="text">
      <style:text-properties style:font-name="Liberation Serif" officeooo:rsid="012a08de"/>
    </style:style>
    <style:style style:name="T31" style:family="text">
      <style:text-properties officeooo:rsid="01289bf8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use prices <text:span text:style-name="T24">(NumPy, </text:span><text:span text:style-name="T31">OOP</text:span><text:span text:style-name="T24">)</text:span></text:p>
      <text:p text:style-name="P32"><text:span text:style-name="T2">1) </text:span><text:span text:style-name="T27">Implement dataset normalization to get X and Y features in range from -1..1.</text:span></text:p>
      <text:p text:style-name="P33"><text:span text:style-name="T27"><draw:frame draw:style-name="fr1" draw:name="Object1" text:anchor-type="as-char" svg:y="-0.272in" svg:width="2.2772in" svg:height="0.449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2"><text:span text:style-name="T27">Need also function to convert Y back to real values. </text:span><text:span text:style-name="T29">(Is it possible?)</text:span></text:p>
      <text:p text:style-name="P30"><text:span text:style-name="T30">2) </text:span><text:span text:style-name="T27">Implement model with new functions</text:span></text:p>
      <text:list xml:id="list4076795415" text:style-name="L1">
        <text:list-item>
          <text:p text:style-name="P31"><text:span text:style-name="T27">Use code from 4. </text:span><text:span text:style-name="T28">(?) </text:span><text:span text:style-name="T27">task</text:span></text:p>
        </text:list-item>
        <text:list-item>
          <text:p text:style-name="P31"><text:span text:style-name="T27">Add classes LossMSE (Mean square error loss function), LayerSigmoid</text:span></text:p>
        </text:list-item>
        <text:list-item>
          <text:p text:style-name="P31"><text:span text:style-name="T27">Replace ReLU with Sigmoid in Model</text:span></text:p>
        </text:list-item>
        <text:list-item>
          <text:p text:style-name="P31"><text:span text:style-name="T27">Train with LossMSE</text:span></text:p>
        </text:list-item>
        <text:list-item>
          <text:p text:style-name="P31"><text:span text:style-name="T27">Fine tune Hyper parameters so you can get lowest error in 300 epochs</text:span><text:span text:style-name="T26"> </text:span></text:p>
        </text:list-item>
      </text:list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2-09T07:29:53.325000000</dc:date>
    <meta:editing-duration>PT17H18M41S</meta:editing-duration>
    <meta:editing-cycles>188</meta:editing-cycles>
    <meta:generator>LibreOffice/7.2.5.2$Windows_X86_64 LibreOffice_project/499f9727c189e6ef3471021d6132d4c694f357e5</meta:generator>
    <meta:document-statistic meta:table-count="0" meta:image-count="0" meta:object-count="1" meta:page-count="1" meta:paragraph-count="10" meta:word-count="80" meta:character-count="430" meta:non-whitespace-character-count="364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n>2</mn>
        <mo stretchy="false">⋅</mo>
        <mrow>
          <mo fence="true" form="prefix" stretchy="false">(</mo>
          <mrow>
            <mrow>
              <mfrac>
                <mrow>
                  <mrow>
                    <msub>
                      <mi>X</mi>
                      <mi>i</mi>
                    </msub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  <mrow>
                  <mi mathvariant="italic">max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frac>
              <mo stretchy="false">−</mo>
              <mn>0.5</mn>
            </mrow>
          </mrow>
          <mo fence="true" form="postfix" stretchy="false">)</mo>
        </mrow>
      </mrow>
    </mrow>
    <annotation encoding="StarMath 5.0">X_i = 2 cdot ( {X_i - min(X_i)} over {max(X_i) - min(X_i)} - 0.5 )</annotation>
  </semantics>
</math>
</file>